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2031cb" officeooo:paragraph-rsid="002031c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05c51" officeooo:paragraph-rsid="00216ba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6c42c" officeooo:paragraph-rsid="0016c42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es" fo:country="AR" fo:font-weight="bold" officeooo:rsid="001b1c93" officeooo:paragraph-rsid="001b1c9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624f"/>
    </style:style>
    <style:style style:name="P6" style:family="paragraph" style:parent-style-name="Standard">
      <style:paragraph-properties fo:text-align="start" style:justify-single-word="false"/>
      <style:text-properties officeooo:paragraph-rsid="00187eed"/>
    </style:style>
    <style:style style:name="P7" style:family="paragraph" style:parent-style-name="Standard">
      <style:paragraph-properties fo:text-align="start" style:justify-single-word="false"/>
      <style:text-properties officeooo:paragraph-rsid="00198352"/>
    </style:style>
    <style:style style:name="P8" style:family="paragraph" style:parent-style-name="Standard">
      <style:paragraph-properties fo:text-align="start" style:justify-single-word="false"/>
      <style:text-properties officeooo:paragraph-rsid="00216bac"/>
    </style:style>
    <style:style style:name="P9" style:family="paragraph" style:parent-style-name="Standard">
      <style:paragraph-properties fo:text-align="center" style:justify-single-word="false"/>
      <style:text-properties officeooo:paragraph-rsid="00166312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154e1" officeooo:paragraph-rsid="00162658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154e1" officeooo:paragraph-rsid="000154e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paragraph-rsid="000154e1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language="es" fo:country="AR" fo:font-weight="bold" officeooo:rsid="00162658" officeooo:paragraph-rsid="00162658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paragraph-rsid="0016631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98352" officeooo:paragraph-rsid="0019835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031cb" officeooo:paragraph-rsid="002031c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05c51" officeooo:paragraph-rsid="00216bac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205c51" officeooo:paragraph-rsid="00216bac" style:font-size-asian="12.25pt" style:font-weight-asian="bold" style:font-size-complex="14pt" style:font-weight-complex="bold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162658"/>
    </style:style>
    <style:style style:name="T3" style:family="text">
      <style:text-properties fo:language="es" fo:country="AR" officeooo:rsid="00166312"/>
    </style:style>
    <style:style style:name="T4" style:family="text">
      <style:text-properties fo:language="es" fo:country="AR" officeooo:rsid="001ef8f4"/>
    </style:style>
    <style:style style:name="T5" style:family="text">
      <style:text-properties fo:font-size="18pt" fo:language="es" fo:country="AR" fo:font-weight="bold" officeooo:rsid="00166312" style:font-size-asian="18pt" style:font-weight-asian="bold" style:font-size-complex="18pt" style:font-weight-complex="bold"/>
    </style:style>
    <style:style style:name="T6" style:family="text">
      <style:text-properties fo:font-size="14pt" fo:language="es" fo:country="AR" fo:font-weight="bold" officeooo:rsid="0016c42c" style:font-size-asian="12.25pt" style:font-weight-asian="bold" style:font-size-complex="14pt" style:font-weight-complex="bold"/>
    </style:style>
    <style:style style:name="T7" style:family="text">
      <style:text-properties fo:font-size="14pt" fo:language="es" fo:country="AR" fo:font-weight="normal" officeooo:rsid="0017691f" style:font-size-asian="12.25pt" style:font-weight-asian="normal" style:font-size-complex="14pt" style:font-weight-complex="normal"/>
    </style:style>
    <style:style style:name="T8" style:family="text">
      <style:text-properties fo:font-size="14pt" fo:language="es" fo:country="AR" fo:font-weight="normal" officeooo:rsid="0018624f" style:font-size-asian="12.25pt" style:font-weight-asian="normal" style:font-size-complex="14pt" style:font-weight-complex="normal"/>
    </style:style>
    <style:style style:name="T9" style:family="text">
      <style:text-properties fo:font-size="14pt" fo:language="es" fo:country="AR" fo:font-weight="normal" officeooo:rsid="00187eed" style:font-size-asian="12.25pt" style:font-weight-asian="normal" style:font-size-complex="14pt" style:font-weight-complex="normal"/>
    </style:style>
    <style:style style:name="T10" style:family="text">
      <style:text-properties fo:font-size="14pt" fo:language="es" fo:country="AR" fo:font-weight="normal" officeooo:rsid="00198352" style:font-size-asian="12.25pt" style:font-weight-asian="normal" style:font-size-complex="14pt" style:font-weight-complex="normal"/>
    </style:style>
    <style:style style:name="T11" style:family="text">
      <style:text-properties fo:font-size="14pt" fo:language="es" fo:country="AR" fo:font-weight="normal" officeooo:rsid="001afee5" style:font-size-asian="12.25pt" style:font-weight-asian="normal" style:font-size-complex="14pt" style:font-weight-complex="normal"/>
    </style:style>
    <style:style style:name="T12" style:family="text">
      <style:text-properties fo:font-size="14pt" fo:language="es" fo:country="AR" fo:font-weight="normal" officeooo:rsid="001b1c93" style:font-size-asian="12.25pt" style:font-weight-asian="normal" style:font-size-complex="14pt" style:font-weight-complex="normal"/>
    </style:style>
    <style:style style:name="T13" style:family="text">
      <style:text-properties fo:font-size="14pt" fo:language="es" fo:country="AR" fo:font-weight="normal" officeooo:rsid="001cf9db" style:font-size-asian="12.25pt" style:font-weight-asian="normal" style:font-size-complex="14pt" style:font-weight-complex="normal"/>
    </style:style>
    <style:style style:name="T14" style:family="text">
      <style:text-properties fo:font-size="14pt" fo:language="es" fo:country="AR" fo:font-weight="normal" officeooo:rsid="001ef8f4" style:font-size-asian="12.25pt" style:font-weight-asian="normal" style:font-size-complex="14pt" style:font-weight-complex="normal"/>
    </style:style>
    <style:style style:name="T15" style:family="text">
      <style:text-properties fo:font-size="14pt" fo:language="es" fo:country="AR" fo:font-weight="normal" officeooo:rsid="00205c51" style:font-size-asian="12.25pt" style:font-weight-asian="normal" style:font-size-complex="14pt" style:font-weight-complex="normal"/>
    </style:style>
    <style:style style:name="T16" style:family="text">
      <style:text-properties fo:font-size="14pt" fo:language="es" fo:country="AR" fo:font-weight="normal" officeooo:rsid="00216bac" style:font-size-asian="12.25pt" style:font-weight-asian="normal" style:font-size-complex="14pt" style:font-weight-complex="normal"/>
    </style:style>
    <style:style style:name="T17" style:family="text">
      <style:text-properties officeooo:rsid="00216b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rogramación de Videojuegos 3</text:p>
      <text:p text:style-name="P10"/>
      <text:p text:style-name="P10"/>
      <text:p text:style-name="P10">Actividad n°5</text:p>
      <text:p text:style-name="P10"/>
      <text:p text:style-name="P10"/>
      <text:p text:style-name="P10">Documento de Diseño de Juego</text:p>
      <text:p text:style-name="P10"/>
      <text:p text:style-name="P10"/>
      <text:p text:style-name="P13">Profesor: Emanuel Segretín</text:p>
      <text:p text:style-name="P10"/>
      <text:p text:style-name="P10"/>
      <text:p text:style-name="P11"><text:span text:style-name="T2">Alumno: </text:span>Patricio Vercesi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oft-page-break/><text:span text:style-name="T5"/></text:p>
      <text:p text:style-name="P9"><text:span text:style-name="T5">Alien Lies and Allies</text:span></text:p>
      <text:p text:style-name="P14"><text:span text:style-name="T3"/></text:p>
      <text:p text:style-name="P3"><text:span text:style-name="T3">I</text:span><text:span text:style-name="T1">ntroducción</text:span></text:p>
      <text:p text:style-name="P5"><text:span text:style-name="T6"><text:tab/></text:span></text:p>
      <text:p text:style-name="P5"><text:span text:style-name="T6"><text:tab/></text:span><text:span text:style-name="T7">Luego del triunfo innegable de Among Us creo que estamos frente a un nuevo género en el mundo de los videojuegos. Ya que el juego no está muy pulido en </text:span><text:span text:style-name="T8">el apartado</text:span><text:span text:style-name="T7"> artístico y técnico </text:span><text:span text:style-name="T8">creo</text:span><text:span text:style-name="T7"> que su éxito viene de la mano de una genial fórmula que básicamente no tiene competencia. A mi parecer también hay temas jugables que son muy criticables y espero hacer un juego inspirado en el mismo pero con su propia </text:span><text:span text:style-name="T8">identidad y experiencias nuevas</text:span><text:span text:style-name="T7">. Jugablemente no </text:span><text:span text:style-name="T8">quiero</text:span><text:span text:style-name="T7"> arruinar lo que h</text:span><text:span text:style-name="T8">ace</text:span><text:span text:style-name="T7"> Among Us tan divertido pero aún así </text:span><text:span text:style-name="T8">quiero experimentar con muchísimas ideas que me parece que son la evolución clara de la fórmula.</text:span></text:p>
      <text:p text:style-name="P6"><text:span text:style-name="T8"><text:tab/>Alien Lies and Allies es un multijugador </text:span><text:span text:style-name="T10">de deducción social </text:span><text:span text:style-name="T8">en el cual se enfrentan dos grupos asimétricos que tienen diferentes objetivos que conseguir: </text:span><text:span text:style-name="T9">aliados y aliens. La misión de los aliados es llegar en su nave a su planeta natal o expulsar a los aliens de la nave y el de los aliens es de matar a los aliados antes de que lleguen a destino o los descubran. Las partidas son cortas, se puede jugar con amigos o desconocidos y tienen una amplia variedad de opciones para configurar a gusto.</text:span></text:p>
      <text:p text:style-name="P17"><text:span text:style-name="T1"/></text:p>
      <text:p text:style-name="P2"><text:span text:style-name="T1">Plataforma</text:span></text:p>
      <text:p text:style-name="P18"><text:span text:style-name="T1"/></text:p>
      <text:p text:style-name="P8"><text:span text:style-name="T15"><text:tab/>El juego principalmente estará en la plataforma Itch.io para jugar en PC y podría llegar a Steam o inclusive mobile.</text:span></text:p>
      <text:p text:style-name="P8"><text:span text:style-name="T15"/></text:p>
      <text:p text:style-name="P4">Mecánicas</text:p>
      <text:p text:style-name="P15"><text:span text:style-name="T1"/></text:p>
      <text:p text:style-name="P7"><text:span text:style-name="T10"><text:tab/>En el recorrido hasta tierra firme los aliados tendrán que </text:span><text:span text:style-name="T11">hacer tareas para</text:span><text:span text:style-name="T10"> mantener la nave espacial en funcionamiento y estar atentos a los ataques de los aliens mientras los aliens deberán </text:span><text:span text:style-name="T11">hacerse pasar por parte del grupo mientras sabotean los suministros y atacan a los aliados sin ser descubiertos.</text:span></text:p>
      <text:p text:style-name="P7"><text:span text:style-name="T11"><text:tab/>Cada vez que se reporta un cuerpo o se usa el botón de emergencia ocurren las reuniones. Éstas son las únicas instancias en las cuales los jugadores vivos pueden dialogar e intentar inducir quién o quiénes son los alienígenas. Mientras ocurran estas discusiones la nave se acercará más a destino pero además los suministros se reducirán de acuerdo a los sabotajes que realizaron los aliens, quienes también pueden realizarlos </text:span><text:span text:style-name="T12">durante</text:span><text:span text:style-name="T11"> la reunión si no tienen enfriamentos. </text:span><text:span text:style-name="T12">En estas reuniones cada integrante podrá votar a alguien o en blanco si sospechan de él. El más votado se expulsará de la nave (y morirá) a menos de que empate en votos con otro.</text:span></text:p>
      <text:p text:style-name="P7"><text:span text:style-name="T12"><text:tab/>Los muertos, hayan sido asesinados o expulsados, tendrán la posibilidad de moverse libremente como fantasmas sin ser vistos por los muertos y mover ciertos </text:span><text:soft-page-break/><text:span text:style-name="T12">objetos en la nave, incluidos el cerrar y abrir de puertas. Además los fantasmas aliados pueden ayudar con las tareas.</text:span></text:p>
      <text:p text:style-name="P7"><text:span text:style-name="T12"><text:tab/>Todas las tareas arreglan partes de la nave y cualquiera las puede resolver, </text:span><text:span text:style-name="T13">ya que todos tienen las mismas en el mismo estado de resolución.</text:span><text:span text:style-name="T12"> </text:span><text:span text:style-name="T13">Cuando todas las tareas de las que depende un suministro se arreglan este empieza a volver a la normalidad, que sabotajes tanto manuales como a través de hackeos los pone a perder a distintas velocidades. Cada estado de déficit de suministros afecta negativamente a los aliados, pero resultan rara vez mortal.</text:span></text:p>
      <text:p text:style-name="P7"><text:span text:style-name="T13"><text:tab/>Los aliens además se pueden meter dentro de las paredes de la nave y moverse rápidamente por allí, pero tanto esa como las demás habilidades tienen grandes enfriamientos. La entrada y salida de las paredes es posible sólo en ciertos puntos marcados de la nave.</text:span></text:p>
      <text:p text:style-name="P7"><text:span text:style-name="T13"><text:tab/></text:span><text:span text:style-name="T14">Dependiendo la situación puede que sepas que tarea en específico hay que hacer y puede que sino tengas que revisar. Éstas se acceden en ciertos puntos del mapa en donde hay aparatos y son minijuegos de todo tipo.</text:span></text:p>
      <text:p text:style-name="P7"><text:span text:style-name="T14"><text:tab/></text:span><text:span text:style-name="T16">Estos minijuegos son muy sencillos y mientras ambos bandos tengan el mismo nivel no será necesario ser un experto en cómo actuar siendo de uno o el otro debido a la accesibilidad del juego. Lo que sí cuanto más tiempo le dedique cada jugador podrá mejorar a la hora de sabotear, vigilar, matar, interrogar y mentir, descubriendo un alto skill ceiling también.</text:span></text:p>
      <text:p text:style-name="P7"><text:span text:style-name="T14"/></text:p>
      <text:p text:style-name="P1"><text:span text:style-name="T4">E</text:span><text:span text:style-name="T1">stética</text:span></text:p>
      <text:p text:style-name="P16"><text:span text:style-name="T1"/></text:p>
      <text:p text:style-name="P8"><text:span text:style-name="T15"><text:tab/>Artísticamente va a ser simple, claro y cartoony. Los colores de los dispositivos, </text:span><text:span text:style-name="T16">HUD</text:span><text:span text:style-name="T15"> y personajes van a resaltar entre grises y colores más oscuros de la nave. </text:span></text:p>
      <text:p text:style-name="P8"><text:span text:style-name="T15"><text:tab/>Los viajeros serán cabezas saliendo de trajes de astronauta pero sin el casco puesto y con un cuerpo bajo hasta el punto de parecer personas aplanadas y extremidades grandes.</text:span></text:p>
      <text:p text:style-name="P8"><text:span text:style-name="T15"><text:tab/>La música y los sonidos van a ser muy tens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9-22T22:22:44.954000000</dc:date>
    <meta:editing-duration>PT9H39M35S</meta:editing-duration>
    <meta:editing-cycles>5</meta:editing-cycles>
    <meta:document-statistic meta:table-count="0" meta:image-count="0" meta:object-count="0" meta:page-count="3" meta:paragraph-count="24" meta:word-count="739" meta:character-count="4316" meta:non-whitespace-character-count="3585"/>
  </office:meta>
</office:document-meta>
</file>